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3" draw:layer="layout" svg:width="4.1cm" svg:height="0.9cm" svg:x="7.4cm" svg:y="0.6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8" draw:layer="layout" svg:width="4.1cm" svg:height="1cm" svg:x="7.453cm" svg:y="19.4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id="id1" draw:layer="layout" svg:width="7.8cm" svg:height="2.4cm" svg:x="5.6cm" svg:y="15.9cm">
          <text:p text:style-name="P1"><text:span text:style-name="T1">Is it time </text:span></text:p>
          <text:p text:style-name="P1"><text:span text:style-name="T1">to quit? (y/n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2" draw:layer="layout" svg:width="8.1cm" svg:height="1.5cm" svg:x="5.4cm" svg:y="2.3cm">
          <text:p text:style-name="P1"><text:span text:style-name="T1">READ number </text:span></text:p>
          <text:p text:style-name="P1"><text:span text:style-name="T1">of fing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4" draw:layer="layout" svg:width="7.5cm" svg:height="1.5cm" svg:x="5.709cm" svg:y="4.6cm">
          <text:p text:style-name="P1"><text:span text:style-name="T1">Check number</text:span></text:p>
          <text:p text:style-name="P1"><text:span text:style-name="T1">of fing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6" draw:layer="layout" svg:width="8.1cm" svg:height="1.5cm" svg:x="5.4cm" svg:y="9cm">
          <text:p text:style-name="P1"><text:span text:style-name="T1">READ colour</text:span></text:p>
          <text:p text:style-name="P1"><text:span text:style-name="T1">charact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7" draw:layer="layout" svg:width="7.5cm" svg:height="1.5cm" svg:x="5.7cm" svg:y="11.3cm">
          <text:p text:style-name="P1"><text:span text:style-name="T1">Check colour</text:span></text:p>
          <text:p text:style-name="P1"><text:span text:style-name="T1">charac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5" draw:layer="layout" svg:width="8.1cm" svg:height="1.5cm" svg:x="5.4cm" svg:y="6.8cm">
          <text:p text:style-name="P1"><text:span text:style-name="T1">PRINT Repl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draw:line-skew="-1.9cm 1.2cm" svg:x1="5.6cm" svg:y1="17.099cm" svg:x2="6.209cm" svg:y2="3.049cm" draw:start-shape="id1" draw:start-glue-point="5" draw:end-shape="id2" draw:end-glue-point="6">
          <text:p text:style-name="P4"/>
        </draw:connector>
        <draw:connector draw:style-name="gr5" draw:text-style-name="P3" draw:layer="layout" svg:x1="9.449cm" svg:y1="1.5cm" svg:x2="9.449cm" svg:y2="2.3cm" draw:start-shape="id3" draw:start-glue-point="6" draw:end-shape="id2" draw:end-glue-point="5">
          <text:p text:style-name="P4"/>
        </draw:connector>
        <draw:connector draw:style-name="gr5" draw:text-style-name="P3" draw:layer="layout" svg:x1="9.449cm" svg:y1="3.8cm" svg:x2="9.458cm" svg:y2="4.6cm" draw:start-shape="id2" draw:start-glue-point="8" draw:end-shape="id4" draw:end-glue-point="4">
          <text:p text:style-name="P4"/>
        </draw:connector>
        <draw:connector draw:style-name="gr5" draw:text-style-name="P3" draw:layer="layout" svg:x1="9.458cm" svg:y1="6.1cm" svg:x2="9.449cm" svg:y2="6.8cm" draw:start-shape="id4" draw:start-glue-point="6" draw:end-shape="id5" draw:end-glue-point="5">
          <text:p text:style-name="P4"/>
        </draw:connector>
        <draw:connector draw:style-name="gr5" draw:text-style-name="P3" draw:layer="layout" svg:x1="9.449cm" svg:y1="8.3cm" svg:x2="9.449cm" svg:y2="9cm" draw:start-shape="id5" draw:start-glue-point="8" draw:end-shape="id6" draw:end-glue-point="5">
          <text:p text:style-name="P4"/>
        </draw:connector>
        <draw:connector draw:style-name="gr5" draw:text-style-name="P3" draw:layer="layout" svg:x1="9.449cm" svg:y1="10.5cm" svg:x2="9.449cm" svg:y2="11.3cm" draw:start-shape="id6" draw:start-glue-point="8" draw:end-shape="id7" draw:end-glue-point="4">
          <text:p text:style-name="P4"/>
        </draw:connector>
        <draw:connector draw:style-name="gr5" draw:text-style-name="P3" draw:layer="layout" svg:x1="9.499cm" svg:y1="14.34cm" svg:x2="9.499cm" svg:y2="15.9cm" draw:end-shape="id1" draw:end-glue-point="4">
          <text:p text:style-name="P4"/>
        </draw:connector>
        <draw:connector draw:style-name="gr5" draw:text-style-name="P3" draw:layer="layout" svg:x1="9.499cm" svg:y1="18.3cm" svg:x2="9.502cm" svg:y2="19.4cm" draw:start-shape="id1" draw:start-glue-point="6" draw:end-shape="id8" draw:end-glue-point="4">
          <text:p text:style-name="P4"/>
        </draw:connector>
        <draw:frame draw:style-name="gr6" draw:text-style-name="P5" draw:layer="layout" svg:width="1.391cm" svg:height="0.869cm" svg:x="9.5cm" svg:y="18.131cm">
          <draw:text-box>
            <text:p text:style-name="P4"><text:span text:style-name="T1">YES</text:span></text:p>
          </draw:text-box>
        </draw:frame>
        <draw:frame draw:style-name="gr6" draw:text-style-name="P5" draw:layer="layout" svg:width="1.095cm" svg:height="0.869cm" svg:x="4.5cm" svg:y="16.4cm">
          <draw:text-box>
            <text:p text:style-name="P4"><text:span text:style-name="T1">NO</text:span></text:p>
          </draw:text-box>
        </draw:frame>
        <draw:custom-shape draw:style-name="gr3" draw:text-style-name="P2" draw:id="id9" draw:layer="layout" svg:width="8.1cm" svg:height="1.5cm" svg:x="5.4cm" svg:y="13.5cm">
          <text:p text:style-name="P1"><text:span text:style-name="T1">PRINT Repl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draw:type="line" svg:x1="9.449cm" svg:y1="12.8cm" svg:x2="9.449cm" svg:y2="13.5cm" draw:start-shape="id7" draw:start-glue-point="6" draw:end-shape="id9" draw:end-glue-point="5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William Bell</meta:initial-creator>
    <meta:creation-date>2006-09-11T11:26:05</meta:creation-date>
    <dc:date>2007-11-12T20:59:28</dc:date>
    <dc:language>en-GB</dc:language>
    <meta:editing-cycles>5</meta:editing-cycles>
    <meta:editing-duration>PT26M28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